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9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style:font-name="Times New Roman" fo:font-size="12pt" fo:language="uk" fo:country="UA" fo:background-color="#ffffff" style:font-size-asian="12pt" style:font-size-complex="12pt"/>
    </style:style>
    <style:style style:name="P10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11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3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4" style:family="paragraph" style:parent-style-name="Standard">
      <style:text-properties fo:language="uk" fo:country="UA" officeooo:rsid="0002c031"/>
    </style:style>
    <style:style style:name="P15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16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officeooo:paragraph-rsid="0013e7ee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19" style:family="paragraph" style:parent-style-name="No_20_Spacing" style:list-style-name="L1" style:master-page-name="">
      <loext:graphic-properties draw:fill="none" draw:fill-hatch-name="hatch"/>
      <style:paragraph-properties fo:margin-left="0cm" fo:margin-right="0cm" fo:text-align="justify" style:justify-single-word="false" fo:orphans="2" fo:widows="2" fo:text-indent="1.251cm" style:auto-text-indent="false" style:page-number="auto" fo:background-color="transparent" style:vertical-align="auto" style:writing-mode="lr-tb"/>
      <style:text-properties fo:font-size="12pt" fo:language="uk" fo:country="UA" officeooo:paragraph-rsid="001fc6fe" style:font-size-asian="12pt" style:font-size-complex="12pt"/>
    </style:style>
    <style:style style:name="P20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21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2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3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4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25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27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language="uk" fo:country="UA" style:language-asian="en" style:country-asian="US" style:language-complex="ar" style:country-complex="SA"/>
    </style:style>
    <style:style style:name="T9" style:family="text">
      <style:text-properties style:font-name="Times New Roman" officeooo:rsid="000bca4b"/>
    </style:style>
    <style:style style:name="T10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1" style:family="text">
      <style:text-properties style:font-name="Times New Roman" fo:font-size="12pt" fo:language="uk" fo:country="UA" fo:background-color="#ffffff" loext:char-shading-value="0" style:font-size-asian="12pt" style:font-size-complex="12pt"/>
    </style:style>
    <style:style style:name="T12" style:family="text">
      <style:text-properties fo:language="uk" fo:country="UA"/>
    </style:style>
    <style:style style:name="T13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14" style:family="text">
      <style:text-properties fo:color="#004586" loext:opacity="100%" style:font-name="Times New Roman" fo:background-color="#ffffff" loext:char-shading-value="0"/>
    </style:style>
    <style:style style:name="T15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16" style:family="text">
      <style:text-properties officeooo:rsid="0002c031"/>
    </style:style>
    <style:style style:name="T17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  <text:user-field-decl office:value-type="string" office:string-value="company_acc_number" text:name="py3o.objects.company_id.bank_ids.acc_number"/>
      </text:user-field-decls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20" text:outline-level="2">Кому:</text:h>
          </table:table-cell>
          <table:table-cell table:style-name="Таблица1.A1" office:value-type="string">
            <text:p text:style-name="P6">Приватний виконавець Павелків Т.Л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21" text:outline-level="2">Номер ВП:</text:h>
          </table:table-cell>
          <table:table-cell table:style-name="Таблица1.A1" office:value-type="string">
            <text:h text:style-name="P24" text:outline-level="2">63895615</text:h>
          </table:table-cell>
        </table:table-row>
        <table:table-row table:style-name="Таблица1.1">
          <table:table-cell table:style-name="Таблица1.A1" office:value-type="string">
            <text:h text:style-name="P22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21" text:outline-level="2">creditors:</text:h>
          </table:table-cell>
          <table:table-cell table:style-name="Таблица1.B5" office:value-type="string">
            <text:p text:style-name="P12"><text:span text:style-name="T2">АТ "БАНК ФОРВАРД"</text:span><text:span text:style-name="T2">, код за ЄДРПОУ </text:span><text:span text:style-name="T2">34186061</text:span><text:span text:style-name="T2">,</text:span><text:line-break/><text:span text:style-name="T13">вул. Саксаганського, 105, м. Київ, 01032</text:span></text:p>
            <text:p text:style-name="P13"><text:span text:style-name="T7">e-mail: </text:span><text:span text:style-name="T7">info@forward-bank.com</text:span>,</text:p>
            <text:p text:style-name="P2">тел: 0 800 800 881</text:p>
          </table:table-cell>
        </table:table-row>
        <table:table-row table:style-name="Таблица1.1">
          <table:table-cell table:style-name="Таблица1.A1" office:value-type="string">
            <text:h text:style-name="P23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5"/>
      <text:p text:style-name="P1"><text:a xlink:type="simple" xlink:href="mailto:info@forward-bank.com" text:style-name="Internet_20_link" text:visited-style-name="Visited_20_Internet_20_Link"><text:span text:style-name="T12"/></text:a></text:p>
      <text:h text:style-name="P25" text:outline-level="2">КЛОПОТАННЯ</text:h>
      <text:h text:style-name="P27" text:outline-level="2"><text:span text:style-name="T1">про </text:span><text:span text:style-name="T9">закінчення виконавчого провадження</text:span></text:h>
      <text:p text:style-name="P14"/>
      <text:p text:style-name="P7">Приватний виконавець Павелків Т.Л.<text:s/>здійснює виконавче провадження №63895615 з примусового виконання виконавчого документа про стягнення боргу з боржника АТ "БАНК ФОРВАРД".</text:p>
      <text:p text:style-name="P17"><text:span text:style-name="rvts0"><text:span text:style-name="T15">08.03.2023</text:span></text:span><text:span text:style-name="rvts0"><text:span text:style-name="T8"> на підставі рішення Правління Національного банку України № </text:span></text:span><text:span text:style-name="rvts0"><text:span text:style-name="T15">90-рш від 07.03.2023</text:span></text:span><text:span text:style-name="rvts0"><text:span text:style-name="T8"> та рішення виконавчої дирекції Фонду гарантування вкладів фізичних осіб (далі – Фонд) № </text:span></text:span><text:span text:style-name="rvts0"><text:span text:style-name="T15">276 від 07.03.2023</text:span></text:span><text:span text:style-name="rvts0"><text:span text:style-name="T8"> розпочато процедуру ліквідації <text:s/></text:span></text:span><text:span text:style-name="rvts0"><text:span text:style-name="T8">АТ "БАНК ФОРВАРД"</text:span></text:span><text:span text:style-name="rvts0"><text:span text:style-name="T8"><text:s/>строком на три роки: з </text:span></text:span><text:span text:style-name="rvts0"><text:span text:style-name="T15">08.03.2023 до 07.03.2026</text:span></text:span><text:span text:style-name="rvts0"><text:span text:style-name="T8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8">АТ "БАНК ФОРВАРД"</text:span></text:span><text:span text:style-name="rvts0"><text:span text:style-name="T8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15">Міхна Сергія Семеновича</text:span></text:span><text:span text:style-name="rvts0"><text:span text:style-name="T8">.</text:span></text:span></text:p>
      <text:p text:style-name="P7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8"/>
      <text:p text:style-name="P8"/>
      <text:p text:style-name="P8"/>
      <text:p text:style-name="P8">На підставі викладеного вище <text:span text:style-name="T16">боржник </text:span><text:span text:style-name="T16">АТ "БАНК ФОРВАРД"</text:span><text:span text:style-name="T17"><text:s/>просить:</text:span></text:p>
      <text:list xml:id="list0be8902d9feb447da54a453f12520be8" text:style-name="L1">
        <text:list-item>
          <text:p text:style-name="P19"><text:span text:style-name="T3">Закінчити</text:span><text:span text:style-name="T4"> </text:span><text:span text:style-name="T5">виконавче провадження №</text:span><text:span text:style-name="T5">63895615</text:span><text:span text:style-name="T5"> </text:span><text:span text:style-name="T6">на підставі </text:span><text:span text:style-name="T5">пункту 4 частини першої статті 39 Закон України "Про виконавче провадження".</text:span></text:p>
        </text:list-item>
      </text:list>
      <text:p text:style-name="P16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1"/></text:a></text:p>
      <text:p text:style-name="P16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rvts0"><text:span text:style-name="T10"/></text:span></text:a></text:p>
      <text:p text:style-name="P10">Додаток: </text:p>
      <text:p text:style-name="P18"><text:span text:style-name="T2">1. </text:span><text:span text:style-name="T14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9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2"/></text:a></text:p>
      <text:p text:style-name="P11"/>
      <text:p text:style-name="P11">Представник Стягувача</text:p>
      <text:p text:style-name="P11">Уповноважена особа Фонду </text:p>
      <text:p text:style-name="P11">гарантування вкладів фізичних осіб </text:p>
      <text:p text:style-name="P11">на здійснення ліквідації АТ "БАНК ФОРВАРД"<text:s text:c="39"/>Сергій МІХНО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6T19:20:24.355000000</dc:date>
    <meta:editing-duration>PT2H1M32S</meta:editing-duration>
    <meta:editing-cycles>35</meta:editing-cycles>
    <meta:generator>LibreOffice/7.2.4.1$Windows_x86 LibreOffice_project/27d75539669ac387bb498e35313b970b7fe9c4f9</meta:generator>
    <meta:document-statistic meta:table-count="1" meta:image-count="0" meta:object-count="0" meta:page-count="1" meta:paragraph-count="24" meta:word-count="217" meta:character-count="1795" meta:non-whitespace-character-count="1560"/>
  </office:meta>
</office:document-meta>
</file>